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870000002968092FFDD7FCC467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au1" style:family="table">
      <style:table-properties style:width="14.517cm" style:rel-width="100%" table:align="center"/>
    </style:style>
    <style:style style:name="Tableau1.A" style:family="table-column">
      <style:table-column-properties style:column-width="14.517cm" style:rel-column-width="8230*"/>
    </style:style>
    <style:style style:name="Tableau1.A1" style:family="table-cell">
      <style:table-cell-properties fo:padding-left="0.203cm" fo:padding-right="0.203cm" fo:padding-top="0.381cm" fo:padding-bottom="0.381cm" fo:border-left="1.5pt solid #4472c4" fo:border-right="none" fo:border-top="none" fo:border-bottom="none" style:writing-mode="lr-tb"/>
    </style:style>
    <style:style style:name="Tableau1.A2" style:family="table-cell">
      <style:table-cell-properties fo:padding-left="0.254cm" fo:padding-right="0.203cm" fo:padding-top="0cm" fo:padding-bottom="0cm" fo:border-left="1.5pt solid #4472c4" fo:border-right="none" fo:border-top="none" fo:border-bottom="none" style:writing-mode="lr-tb"/>
    </style:style>
    <style:style style:name="Tableau2" style:family="table">
      <style:table-properties style:width="17.53cm" style:rel-width="100%" table:align="center"/>
    </style:style>
    <style:style style:name="Tableau2.A" style:family="table-column">
      <style:table-column-properties style:column-width="17.53cm" style:rel-column-width="9953*"/>
    </style:style>
    <style:style style:name="Tableau2.A1" style:family="table-cell">
      <style:table-cell-properties fo:padding-left="0.203cm" fo:padding-right="0.203cm" fo:padding-top="0.381cm" fo:padding-bottom="0.381cm" fo:border="none" style:writing-mode="lr-tb"/>
    </style:style>
    <style:style style:name="Tableau3" style:family="table">
      <style:table-properties style:width="16.002cm" style:rel-width="100%" fo:margin-left="0cm" table:align="left"/>
    </style:style>
    <style:style style:name="Tableau3.A" style:family="table-column">
      <style:table-column-properties style:column-width="16.002cm" style:rel-column-width="9057*"/>
    </style:style>
    <style:style style:name="Tableau3.A1" style:family="table-cell">
      <style:table-cell-properties fo:padding-left="0.203cm" fo:padding-right="0.203cm" fo:padding-top="0.381cm" fo:padding-bottom="0.381cm" fo:border-left="1.5pt solid #4472c4" fo:border-right="none" fo:border-top="none" fo:border-bottom="none" style:writing-mode="lr-tb"/>
    </style:style>
    <style:style style:name="Tableau3.A2" style:family="table-cell">
      <style:table-cell-properties fo:padding-left="0.254cm" fo:padding-right="0.203cm" fo:padding-top="0cm" fo:padding-bottom="0cm" fo:border-left="1.5pt solid #4472c4" fo:border-right="none" fo:border-top="none" fo:border-bottom="none" style:writing-mode="lr-tb"/>
    </style:style>
    <style:style style:name="Tableau4" style:family="table">
      <style:table-properties style:width="16.002cm" fo:margin-left="0cm" table:align="left"/>
    </style:style>
    <style:style style:name="Tableau4.A" style:family="table-column">
      <style:table-column-properties style:column-width="8.001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4.A2" style:family="table-cell">
      <style:table-cell-properties fo:padding="0.097cm" fo:border-left="0.25pt solid #000000" fo:border-right="none" fo:border-top="none" fo:border-bottom="0.25pt solid #000000" style:writing-mode="lr-tb"/>
    </style:style>
    <style:style style:name="Tableau4.B2" style:family="table-cell">
      <style:table-cell-properties fo:padding="0.097cm" fo:border-left="0.25pt solid #000000" fo:border-right="0.25pt solid #000000" fo:border-top="none" fo:border-bottom="0.25pt solid #000000" style:writing-mode="lr-tb"/>
    </style:style>
    <style:style style:name="P1" style:family="paragraph" style:parent-style-name="Sans_20_interligne">
      <style:paragraph-properties fo:orphans="0" fo:widows="0"/>
      <style:text-properties fo:color="#2f5496" loext:opacity="100%" fo:font-size="12pt" style:font-size-asian="12pt"/>
    </style:style>
    <style:style style:name="P2" style:family="paragraph" style:parent-style-name="Sans_20_interligne">
      <style:paragraph-properties fo:orphans="0" fo:widows="0"/>
      <style:text-properties fo:color="#2f5496" loext:opacity="100%" fo:font-size="12pt" style:font-size-asian="12pt" style:font-size-complex="12pt"/>
    </style:style>
    <style:style style:name="P3" style:family="paragraph" style:parent-style-name="Sans_20_interligne">
      <style:paragraph-properties fo:line-height="90%" fo:orphans="0" fo:widows="0"/>
      <style:text-properties fo:color="#4472c4" loext:opacity="100%" style:font-name="Calibri Light" fo:font-size="44pt" style:font-size-asian="44pt" style:font-size-complex="44pt"/>
    </style:style>
    <style:style style:name="P4" style:family="paragraph" style:parent-style-name="Sans_20_interligne">
      <style:paragraph-properties fo:orphans="0" fo:widows="0"/>
      <style:text-properties fo:color="#4472c4" loext:opacity="100%" fo:font-size="14pt" style:font-size-asian="14pt" style:font-size-complex="14pt"/>
    </style:style>
    <style:style style:name="P5" style:family="paragraph" style:parent-style-name="Sans_20_interligne">
      <style:paragraph-properties fo:orphans="0" fo:widows="0"/>
      <style:text-properties fo:color="#4472c4" loext:opacity="100%"/>
    </style:style>
    <style:style style:name="P6" style:family="paragraph" style:parent-style-name="Sans_20_interligne">
      <style:paragraph-properties fo:orphans="0" fo:widows="0"/>
    </style:style>
    <style:style style:name="P7" style:family="paragraph" style:parent-style-name="TM_20_1">
      <style:paragraph-properties fo:text-align="center" style:justify-single-word="false"/>
      <style:text-properties fo:color="#8eaadb" loext:opacity="100%" style:font-name="Calibri Light" fo:font-size="20pt" style:font-size-asian="20pt" style:font-name-complex="Calibri Light" style:font-size-complex="20pt"/>
    </style:style>
    <style:style style:name="P8" style:family="paragraph" style:parent-style-name="TM_20_1">
      <style:text-properties fo:font-weight="bold" style:font-weight-asian="bold" style:font-weight-complex="bold"/>
    </style:style>
    <style:style style:name="P9" style:family="paragraph" style:parent-style-name="TM_20_2">
      <style:paragraph-properties>
        <style:tab-stops>
          <style:tab-stop style:position="15.614cm" style:type="right" style:leader-style="dotted" style:leader-text="."/>
        </style:tab-stops>
      </style:paragraph-properties>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Heading_20_1">
      <style:paragraph-properties fo:break-before="page"/>
    </style:style>
    <style:style style:name="P12" style:family="paragraph" style:parent-style-name="Heading_20_2">
      <style:text-properties officeooo:rsid="0002e02f" officeooo:paragraph-rsid="0002e02f"/>
    </style:style>
    <style:style style:name="P13" style:family="paragraph" style:parent-style-name="Heading_20_2">
      <style:text-properties officeooo:rsid="000504f8" officeooo:paragraph-rsid="000504f8"/>
    </style:style>
    <style:style style:name="P14" style:family="paragraph" style:parent-style-name="Standard" style:master-page-name="MPF0">
      <style:paragraph-properties style:page-number="auto" fo:break-before="page"/>
    </style:style>
    <style:style style:name="P15" style:family="paragraph" style:parent-style-name="Standard">
      <style:paragraph-properties fo:text-align="justify" style:justify-single-word="false"/>
    </style:style>
    <style:style style:name="P16" style:family="paragraph" style:parent-style-name="Standard" style:list-style-name="L7">
      <style:paragraph-properties fo:text-align="justify" style:justify-single-word="false"/>
    </style:style>
    <style:style style:name="P17" style:family="paragraph" style:parent-style-name="Standard" style:list-style-name="L8">
      <style:paragraph-properties fo:text-align="justify" style:justify-single-word="false"/>
    </style:style>
    <style:style style:name="P18" style:family="paragraph" style:parent-style-name="Standard" style:list-style-name="L9">
      <style:paragraph-properties fo:text-align="justify" style:justify-single-word="false"/>
    </style:style>
    <style:style style:name="P19" style:family="paragraph" style:parent-style-name="Standard" style:list-style-name="L10">
      <style:paragraph-properties fo:text-align="justify" style:justify-single-word="false"/>
    </style:style>
    <style:style style:name="P20" style:family="paragraph" style:parent-style-name="Standard" style:list-style-name="L11">
      <style:paragraph-properties fo:text-align="justify" style:justify-single-word="false"/>
    </style:style>
    <style:style style:name="P21" style:family="paragraph" style:parent-style-name="Standard" style:list-style-name="L12">
      <style:paragraph-properties fo:text-align="justify" style:justify-single-word="false"/>
    </style:style>
    <style:style style:name="P22" style:family="paragraph" style:parent-style-name="Standard" style:list-style-name="L12">
      <style:paragraph-properties fo:text-align="justify" style:justify-single-word="false"/>
      <style:text-properties officeooo:paragraph-rsid="000504f8"/>
    </style:style>
    <style:style style:name="P23" style:family="paragraph" style:parent-style-name="Standard" style:list-style-name="L13">
      <style:paragraph-properties fo:text-align="justify" style:justify-single-word="false"/>
    </style:style>
    <style:style style:name="P24" style:family="paragraph" style:parent-style-name="Standard" style:list-style-name="L14">
      <style:text-properties officeooo:rsid="000443b6" officeooo:paragraph-rsid="000443b6"/>
    </style:style>
    <style:style style:name="P25" style:family="paragraph" style:parent-style-name="Standard" style:list-style-name="L15">
      <style:text-properties officeooo:rsid="000504f8" officeooo:paragraph-rsid="000504f8"/>
    </style:style>
    <style:style style:name="P26" style:family="paragraph" style:parent-style-name="TM_20_1">
      <style:paragraph-properties>
        <style:tab-stops>
          <style:tab-stop style:position="16.002cm" style:type="right" style:leader-style="dotted" style:leader-text="."/>
        </style:tab-stops>
      </style:paragraph-properties>
    </style:style>
    <style:style style:name="P27" style:family="paragraph" style:parent-style-name="TM_20_2">
      <style:paragraph-properties>
        <style:tab-stops>
          <style:tab-stop style:position="15.632cm" style:type="right" style:leader-style="dotted" style:leader-text="."/>
        </style:tab-stops>
      </style:paragraph-properties>
    </style:style>
    <style:style style:name="P28" style:family="paragraph" style:parent-style-name="Table_20_Contents" style:list-style-name="L1"/>
    <style:style style:name="P29" style:family="paragraph" style:parent-style-name="Table_20_Contents" style:list-style-name="L2"/>
    <style:style style:name="P30" style:family="paragraph" style:parent-style-name="Table_20_Contents" style:list-style-name="L3"/>
    <style:style style:name="P31" style:family="paragraph" style:parent-style-name="Table_20_Contents" style:list-style-name="L4"/>
    <style:style style:name="P32" style:family="paragraph" style:parent-style-name="Table_20_Contents" style:list-style-name="L5"/>
    <style:style style:name="P33" style:family="paragraph" style:parent-style-name="Table_20_Contents" style:list-style-name="L6"/>
    <style:style style:name="P34" style:family="paragraph" style:parent-style-name="Table_20_Contents" style:list-style-name="L1">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color="#4472c4" loext:opacity="100%" fo:font-size="14pt" style:font-size-asian="14pt" style:font-size-complex="14pt"/>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T4" style:family="text">
      <style:text-properties fo:font-style="italic" style:font-style-asian="italic" style:font-style-complex="italic"/>
    </style:style>
    <style:style style:name="T5" style:family="text">
      <style:text-properties officeooo:rsid="00017df2"/>
    </style:style>
    <style:style style:name="T6" style:family="text">
      <style:text-properties officeooo:rsid="000504f8"/>
    </style:style>
    <style:style style:name="T7" style:family="text">
      <style:text-properties officeooo:rsid="0006c7a9"/>
    </style:style>
    <style:style style:name="T8" style:family="text">
      <style:text-properties style:text-underline-style="none" style:text-underline-mode="continuous" style:text-overline-mode="continuous" style:text-line-through-mode="continuous"/>
    </style:style>
    <style:style style:name="fr1" style:family="graphic" style:parent-style-name="Graphics">
      <style:graphic-properties style:wrap="parallel" style:number-wrapped-paragraphs="no-limit" style:vertical-pos="from-top" style:vertical-rel="page-content" style:horizontal-pos="from-left"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3.343cm, 11.77cm, 5.595cm, 13.552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ge-end-margin" fo:background-color="transparent" draw:fill="none" draw:fill-color="#ffffff" fo:padding="0cm" fo:border="none" style:mirror="none" fo:clip="rect(4.29cm, 36.544cm, 6.227cm, 13.55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text:list-level-position-and-space-mode="label-alignment">
          <style:list-level-label-alignment text:label-followed-by="listtab" fo:text-indent="-0.63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Standard"><draw:frame draw:style-name="fr1" draw:name="Cadre1" text:anchor-type="paragraph" svg:x="0.923cm" svg:y="5.085cm" svg:width="14.517cm" style:rel-width="scale" svg:height="0.041cm" style:rel-height="scale" draw:z-index="5"><draw:text-box><table:table table:name="Tableau1" table:style-name="Tableau1"><table:table-column table:style-name="Tableau1.A"/><table:table-row><table:table-cell table:style-name="Tableau1.A1" office:value-type="string"><text:p text:style-name="P1"/></table:table-cell></table:table-row><table:table-row><table:table-cell table:style-name="Tableau1.A2" office:value-type="string"><text:p text:style-name="P3">DM Programmation C</text:p></table:table-cell></table:table-row><table:table-row><table:table-cell table:style-name="Tableau1.A1" office:value-type="string"><text:p text:style-name="P2">Mots-mêlés</text:p></table:table-cell></table:table-row></table:table><text:p text:style-name="Normal"/></draw:text-box></draw:frame><draw:frame draw:style-name="fr1" draw:name="Cadre2" text:anchor-type="paragraph" svg:x="-0.841cm" svg:y="21.825cm" svg:width="17.53cm" style:rel-width="scale" svg:height="0.041cm" style:rel-height="scale" draw:z-index="6"><draw:text-box><table:table table:name="Tableau2" table:style-name="Tableau2"><table:table-column table:style-name="Tableau2.A"/><table:table-row><table:table-cell table:style-name="Tableau2.A1" office:value-type="string"><text:p text:style-name="P4">Clément GAUDET / Maxime JAILLARD</text:p><text:p text:style-name="P4">19/11/2020</text:p><text:p text:style-name="P5"/></table:table-cell></table:table-row></table:table><text:p text:style-name="Normal"/></draw:text-box></draw:frame></text:p>
      <text:p text:style-name="Normal"/>
      <table:table table:name="Tableau3" table:style-name="Tableau3">
        <table:table-column table:style-name="Tableau3.A"/>
        <table:table-row>
          <table:table-cell table:style-name="Tableau3.A1" office:value-type="string">
            <text:p text:style-name="P1">L2 – Bases de données</text:p>
          </table:table-cell>
        </table:table-row>
        <table:table-row>
          <table:table-cell table:style-name="Tableau3.A2" office:value-type="string">
            <text:p text:style-name="P3">Projet The Wave</text:p>
          </table:table-cell>
        </table:table-row>
        <table:table-row>
          <table:table-cell table:style-name="Tableau3.A1" office:value-type="string">
            <text:p text:style-name="P2">Etape 2</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
      <text:p text:style-name="P4"/>
      <text:p text:style-name="P4">Clément GAUDET / Maxime JAILLARD</text:p>
      <text:p text:style-name="P6"><text:span text:style-name="Police_20_par_20_défaut"><text:span text:style-name="T2">26/11/20</text:span></text:span></text:p>
      <text:p text:style-name="Normal"/>
      <text:p text:style-name="Normal"/>
      <text:p text:style-name="Normal"/>
      <text:p text:style-name="Normal"/>
      <text:p text:style-name="Normal"/>
      <text:p text:style-name="Normal"/>
      <text:p text:style-name="Normal"/>
      <text:p text:style-name="Normal"/>
      <text:p text:style-name="P7"><text:soft-page-break/>Sommaire</text:p>
      <text:p text:style-name="P8"/>
      <text:table-of-content text:style-name="Sect1" text:name="_TOC3">
        <text:table-of-content-source text:outline-level="3"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TM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Table des matières</text:p>
          </text:index-title>
          <text:p text:style-name="P26"><text:a xlink:type="simple" xlink:href="#__RefHeading___Toc1544_2169078973" text:style-name="Index_20_Link" text:visited-style-name="Index_20_Link">Schéma relationnel<text:tab/>3</text:a></text:p>
          <text:p text:style-name="P26"><text:a xlink:type="simple" xlink:href="#__RefHeading___Toc400_2975880204" text:style-name="Index_20_Link" text:visited-style-name="Index_20_Link">Implémentation sous postgreSQL<text:tab/>4</text:a></text:p>
          <text:p text:style-name="P27"><text:a xlink:type="simple" xlink:href="#__RefHeading___Toc402_2975880204" text:style-name="Index_20_Link" text:visited-style-name="Index_20_Link">Généralités<text:tab/>4</text:a></text:p>
          <text:p text:style-name="P27"><text:a xlink:type="simple" xlink:href="#__RefHeading___Toc404_2975880204" text:style-name="Index_20_Link" text:visited-style-name="Index_20_Link">Table artiste<text:tab/>4</text:a></text:p>
          <text:p text:style-name="P27"><text:a xlink:type="simple" xlink:href="#__RefHeading___Toc406_2975880204" text:style-name="Index_20_Link" text:visited-style-name="Index_20_Link">Table groupe<text:tab/>4</text:a></text:p>
          <text:p text:style-name="P27"><text:a xlink:type="simple" xlink:href="#__RefHeading___Toc408_2975880204" text:style-name="Index_20_Link" text:visited-style-name="Index_20_Link">Table membre<text:tab/>4</text:a></text:p>
          <text:p text:style-name="P27"><text:a xlink:type="simple" xlink:href="#__RefHeading___Toc410_2975880204" text:style-name="Index_20_Link" text:visited-style-name="Index_20_Link">Table album<text:tab/>4</text:a></text:p>
          <text:p text:style-name="P27"><text:a xlink:type="simple" xlink:href="#__RefHeading___Toc412_2975880204" text:style-name="Index_20_Link" text:visited-style-name="Index_20_Link">Table utilisateur<text:tab/>4</text:a></text:p>
          <text:p text:style-name="P27"><text:a xlink:type="simple" xlink:href="#__RefHeading___Toc668_491108581" text:style-name="Index_20_Link" text:visited-style-name="Index_20_Link">Table playlist<text:tab/>5</text:a></text:p>
          <text:p text:style-name="P27"><text:a xlink:type="simple" xlink:href="#__RefHeading___Toc670_491108581" text:style-name="Index_20_Link" text:visited-style-name="Index_20_Link">Tables participe, suitGroupe<text:tab/>5</text:a></text:p>
          <text:p text:style-name="P27"><text:a xlink:type="simple" xlink:href="#__RefHeading___Toc672_491108581" text:style-name="Index_20_Link" text:visited-style-name="Index_20_Link">Table suitUtilisateur<text:tab/>5</text:a></text:p>
          <text:p text:style-name="P27"><text:a xlink:type="simple" xlink:href="#__RefHeading___Toc674_491108581" text:style-name="Index_20_Link" text:visited-style-name="Index_20_Link">Table albumContient<text:tab/>5</text:a></text:p>
          <text:p text:style-name="P27"><text:a xlink:type="simple" xlink:href="#__RefHeading___Toc676_491108581" text:style-name="Index_20_Link" text:visited-style-name="Index_20_Link">Table playlistContient<text:tab/>5</text:a></text:p>
          <text:p text:style-name="P27"><text:a xlink:type="simple" xlink:href="#__RefHeading___Toc678_491108581" text:style-name="Index_20_Link" text:visited-style-name="Index_20_Link">Table historique<text:tab/>5</text:a></text:p>
          <text:p text:style-name="P26"><text:a xlink:type="simple" xlink:href="#__RefHeading___Toc414_2975880204" text:style-name="Index_20_Link" text:visited-style-name="Index_20_Link">Contraintes non assurées<text:tab/>5</text:a></text:p>
        </text:index-body>
      </text:table-of-content>
      <text:h text:style-name="P11" text:outline-level="1"><text:bookmark-start text:name="_Toc57392764"/><text:bookmark-start text:name="__RefHeading___Toc1544_2169078973"/>Schéma relationnel<text:bookmark-end text:name="_Toc57392764"/><text:bookmark-end text:name="__RefHeading___Toc1544_2169078973"/></text:h>
      <text:p text:style-name="Standard"><text:span text:style-name="Police_20_par_20_défaut"><text:span text:style-name="T1">artiste</text:span></text:span>(<text:span text:style-name="Police_20_par_20_défaut"><text:span text:style-name="T3">idA</text:span></text:span>, nomA, prenom, nationA, dateNais, dateMort)<text:line-break/><text:span text:style-name="Police_20_par_20_défaut"><text:span text:style-name="T1">membre</text:span></text:span>(<text:span text:style-name="Police_20_par_20_défaut"><text:span text:style-name="T3">idMe</text:span></text:span>, role, dateDeb, dateFin, #idA, #idG)<text:line-break/><text:span text:style-name="Police_20_par_20_défaut"><text:span text:style-name="T1">groupe</text:span></text:span>(<text:span text:style-name="Police_20_par_20_défaut"><text:span text:style-name="T3">idG</text:span></text:span>, nomG, dateCrea, nationG, genre)<text:line-break/><text:span text:style-name="Police_20_par_20_défaut"><text:span text:style-name="T1">morceau</text:span></text:span>(<text:span text:style-name="Police_20_par_20_défaut"><text:span text:style-name="T3">idMo</text:span></text:span>, titreM, duree, paroles, audio, #idG)<text:line-break/><text:span text:style-name="Police_20_par_20_défaut"><text:span text:style-name="T1">album</text:span></text:span>(<text:span text:style-name="Police_20_par_20_défaut"><text:span text:style-name="T3">idAl</text:span></text:span>, titreA, dateParu, couv, descA, #idG)<text:line-break/><text:span text:style-name="Police_20_par_20_défaut"><text:span text:style-name="T1">utilisateur</text:span></text:span>(<text:span text:style-name="Police_20_par_20_défaut"><text:span text:style-name="T3">pseudo</text:span></text:span>, email, dateInsc, mdp)<text:line-break/><text:span text:style-name="Police_20_par_20_défaut"><text:span text:style-name="T1">playlist</text:span></text:span>(<text:span text:style-name="Police_20_par_20_défaut"><text:span text:style-name="T3">idP</text:span></text:span>, titre, descP, privee, #pseudo)<text:line-break/><text:span text:style-name="Police_20_par_20_défaut"><text:span text:style-name="T1">participe</text:span></text:span>(<text:span text:style-name="Police_20_par_20_défaut"><text:span text:style-name="T3">#idA, #idMo</text:span></text:span>)<text:line-break/><text:span text:style-name="Police_20_par_20_défaut"><text:span text:style-name="T1">albumContient</text:span></text:span>(<text:span text:style-name="Police_20_par_20_défaut"><text:span text:style-name="T3">#idAl, #idMo</text:span></text:span>, num)<text:line-break/><text:span text:style-name="Police_20_par_20_défaut"><text:span text:style-name="T1">playlistContient</text:span></text:span>(<text:span text:style-name="Police_20_par_20_défaut"><text:span text:style-name="T3">#idP, #idMo</text:span></text:span>, num)<text:line-break/><text:span text:style-name="Police_20_par_20_défaut"><text:span text:style-name="T1">suitGroupe</text:span></text:span>(<text:span text:style-name="Police_20_par_20_défaut"><text:span text:style-name="T3">#pseudo, #idG</text:span></text:span>)<text:line-break/><text:span text:style-name="Police_20_par_20_défaut"><text:span text:style-name="T1">suitUtilisateur</text:span></text:span>(<text:span text:style-name="Police_20_par_20_défaut"><text:span text:style-name="T3">#suit, #suivi</text:span></text:span>)<text:line-break/><text:span text:style-name="Police_20_par_20_défaut"><text:span text:style-name="T1">historique</text:span></text:span>(<text:span text:style-name="Police_20_par_20_défaut"><text:span text:style-name="T3">#pseudo</text:span></text:span><text:span text:style-name="Police_20_par_20_défaut"><text:span text:style-name="T8">, #idMo, </text:span></text:span><text:span text:style-name="Police_20_par_20_défaut"><text:span text:style-name="T3">dateHeure</text:span></text:span>)<text:line-break/></text:p>
      <table:table table:name="Tableau4" table:style-name="Tableau4">
        <table:table-column table:style-name="Tableau4.A" table:number-columns-repeated="2"/>
        <table:table-row>
          <table:table-cell table:style-name="Tableau4.A1" office:value-type="string">
            <text:p text:style-name="P10">Clés étrangères</text:p>
          </table:table-cell>
          <table:table-cell table:style-name="Tableau4.B1" office:value-type="string">
            <text:p text:style-name="P10">Colonne référencée</text:p>
          </table:table-cell>
        </table:table-row>
        <table:table-row>
          <table:table-cell table:style-name="Tableau4.A2" office:value-type="string">
            <text:list xml:id="list969035241" text:style-name="L1">
              <text:list-item>
                <text:p text:style-name="P28">membre.idA</text:p>
              </text:list-item>
              <text:list-item>
                <text:p text:style-name="P34">participe.idA</text:p>
              </text:list-item>
            </text:list>
          </table:table-cell>
          <table:table-cell table:style-name="Tableau4.B2" office:value-type="string">
            <text:p text:style-name="Table_20_Contents">artiste.idA</text:p>
          </table:table-cell>
        </table:table-row>
        <table:table-row>
          <table:table-cell table:style-name="Tableau4.A2" office:value-type="string">
            <text:list xml:id="list4095267981" text:style-name="L2">
              <text:list-item>
                <text:p text:style-name="P29">membre.idG</text:p>
              </text:list-item>
              <text:list-item>
                <text:p text:style-name="P29">morceau.idG</text:p>
              </text:list-item>
              <text:list-item>
                <text:p text:style-name="P29">album.idG</text:p>
              </text:list-item>
              <text:list-item>
                <text:p text:style-name="P29">suitGroupe.idG</text:p>
              </text:list-item>
            </text:list>
          </table:table-cell>
          <table:table-cell table:style-name="Tableau4.B2" office:value-type="string">
            <text:p text:style-name="Table_20_Contents">groupe.idG</text:p>
          </table:table-cell>
        </table:table-row>
        <table:table-row>
          <table:table-cell table:style-name="Tableau4.A2" office:value-type="string">
            <text:list xml:id="list4086582953" text:style-name="L3">
              <text:list-item>
                <text:p text:style-name="P30">albumContient.idAl</text:p>
              </text:list-item>
            </text:list>
          </table:table-cell>
          <table:table-cell table:style-name="Tableau4.B2" office:value-type="string">
            <text:p text:style-name="Table_20_Contents">album.idAl</text:p>
          </table:table-cell>
        </table:table-row>
        <table:table-row>
          <table:table-cell table:style-name="Tableau4.A2" office:value-type="string">
            <text:list xml:id="list2046659229" text:style-name="L4">
              <text:list-item>
                <text:p text:style-name="P31">playlistContient.idP</text:p>
              </text:list-item>
            </text:list>
          </table:table-cell>
          <table:table-cell table:style-name="Tableau4.B2" office:value-type="string">
            <text:p text:style-name="Table_20_Contents">playlist.idP</text:p>
          </table:table-cell>
        </table:table-row>
        <table:table-row>
          <table:table-cell table:style-name="Tableau4.A2" office:value-type="string">
            <text:list xml:id="list189794178" text:style-name="L5">
              <text:list-item>
                <text:p text:style-name="P32">playlistContient.idMo</text:p>
              </text:list-item>
              <text:list-item>
                <text:p text:style-name="P32">historique.idMo</text:p>
              </text:list-item>
              <text:list-item>
                <text:p text:style-name="P32">albumContient.idMo</text:p>
              </text:list-item>
              <text:list-item>
                <text:p text:style-name="P32">participe.idMo</text:p>
              </text:list-item>
            </text:list>
          </table:table-cell>
          <table:table-cell table:style-name="Tableau4.B2" office:value-type="string">
            <text:p text:style-name="Table_20_Contents">morceau.idMo</text:p>
          </table:table-cell>
        </table:table-row>
        <table:table-row>
          <table:table-cell table:style-name="Tableau4.A2" office:value-type="string">
            <text:list xml:id="list3016207342" text:style-name="L6">
              <text:list-item>
                <text:p text:style-name="P33">suitGroupe.pseudo</text:p>
              </text:list-item>
              <text:list-item>
                <text:p text:style-name="P33">playlist.pseudo</text:p>
              </text:list-item>
              <text:list-item>
                <text:p text:style-name="P33">suitUtilisateur.suit</text:p>
              </text:list-item>
              <text:list-item>
                <text:p text:style-name="P33">suitUtilisateur.suivi</text:p>
              </text:list-item>
              <text:list-item>
                <text:p text:style-name="P33">historique.pseudo</text:p>
              </text:list-item>
            </text:list>
          </table:table-cell>
          <table:table-cell table:style-name="Tableau4.B2" office:value-type="string">
            <text:p text:style-name="Table_20_Contents">utilisateur.pseudo</text:p>
          </table:table-cell>
        </table:table-row>
      </table:table>
      <text:p text:style-name="Standard"/>
      <text:p text:style-name="Standard">Une <text:span text:style-name="Police_20_par_20_défaut"><text:span text:style-name="T1">correction</text:span></text:span> par rapport au schéma EA a été apportée ici. En effet l’attribut de nationalité n’était pas dans l’entité artiste. Elle a été ajoutée dans le schéma relationnel,</text:p>
      <text:h text:style-name="P11" text:outline-level="1"><text:bookmark-start text:name="_Toc57392765"/><text:bookmark-start text:name="__RefHeading___Toc400_2975880204"/>Implémentation sous postgreSQL<text:bookmark-end text:name="_Toc57392765"/><text:bookmark-end text:name="__RefHeading___Toc400_2975880204"/></text:h>
      <text:h text:style-name="Heading_20_2" text:outline-level="2"><text:bookmark-start text:name="_Toc57392766"/><text:bookmark-start text:name="__RefHeading___Toc402_2975880204"/>Généralités<text:bookmark-end text:name="_Toc57392766"/><text:bookmark-end text:name="__RefHeading___Toc402_2975880204"/></text:h>
      <text:list xml:id="list2305657529" text:style-name="L7">
        <text:list-item>
          <text:p text:style-name="P16">Toutes les colonnes clé primaire en « id<text:span text:style-name="Police_20_par_20_défaut"><text:span text:style-name="T4">xx</text:span></text:span> » sont de type <text:span text:style-name="Police_20_par_20_défaut"><text:span text:style-name="T4">serial</text:span></text:span>, permettant de laisser le SGBD gérer automatiquement la numérotation</text:p>
        </text:list-item>
        <text:list-item>
          <text:p text:style-name="P16">La plupart des colonnes demandant une chaine de caractères de taille modeste sont de type <text:span text:style-name="Police_20_par_20_défaut"><text:span text:style-name="T4">varchar(50)</text:span></text:span></text:p>
        </text:list-item>
        <text:list-item>
          <text:p text:style-name="P16">Sauf indiqué, la plupart des colonnes ont une contrainte NOT NULL</text:p>
        </text:list-item>
      </text:list>
      <text:h text:style-name="Heading_20_2" text:outline-level="2"><text:bookmark-start text:name="_Toc57392767"/><text:bookmark-start text:name="__RefHeading___Toc404_2975880204"/>Table artiste<text:bookmark-end text:name="_Toc57392767"/><text:bookmark-end text:name="__RefHeading___Toc404_2975880204"/></text:h>
      <text:list xml:id="list1338210584" text:style-name="L8">
        <text:list-item>
          <text:p text:style-name="P17"><text:span text:style-name="Police_20_par_20_défaut"><text:span text:style-name="T4">dateNais, dateMort</text:span></text:span> et <text:span text:style-name="Police_20_par_20_défaut"><text:span text:style-name="T4">nationA</text:span></text:span> peuvent être NULL, puisqu’évidemment, beaucoup d’artistes ne sont pas encore morts et certains n’ont pas renseigné d’informations de naissance ou de nationalité.</text:p>
        </text:list-item>
        <text:list-item>
          <text:p text:style-name="P17">Une contrainte UNIQUE sur le tuple (<text:span text:style-name="Police_20_par_20_défaut"><text:span text:style-name="T4">nomA, prenom</text:span></text:span>) existe pour éviter que le même artiste apparaisse plusieurs fois dans la table</text:p>
        </text:list-item>
        <text:list-item>
          <text:p text:style-name="P17">Une contrainte CHECK sur <text:span text:style-name="Police_20_par_20_défaut"><text:span text:style-name="T4">dateMort</text:span></text:span> permet de s’assurer qu’elle soit postérieure à la date de naissance</text:p>
        </text:list-item>
      </text:list>
      <text:h text:style-name="Heading_20_2" text:outline-level="2"><text:bookmark-start text:name="_Toc57392768"/><text:bookmark-start text:name="__RefHeading___Toc406_2975880204"/>Table groupe<text:bookmark-end text:name="_Toc57392768"/><text:bookmark-end text:name="__RefHeading___Toc406_2975880204"/></text:h>
      <text:list xml:id="list3816171179" text:style-name="L9">
        <text:list-item>
          <text:p text:style-name="P18"><text:span text:style-name="Police_20_par_20_défaut"><text:span text:style-name="T4">nationG</text:span></text:span> peut être NULL, supposant qu’un groupe pourrait ne pas avoir une nationalité particulière</text:p>
        </text:list-item>
      </text:list>
      <text:h text:style-name="Heading_20_2" text:outline-level="2"><text:bookmark-start text:name="_Toc57392769"/><text:bookmark-start text:name="__RefHeading___Toc408_2975880204"/>Table membre<text:bookmark-end text:name="_Toc57392769"/><text:bookmark-end text:name="__RefHeading___Toc408_2975880204"/></text:h>
      <text:list xml:id="list1742409486" text:style-name="L10">
        <text:list-item>
          <text:p text:style-name="P19"><text:span text:style-name="Police_20_par_20_défaut"><text:span text:style-name="T4">dateFin</text:span></text:span> peut être NULL, puisqu’un artiste peut encore à l’heure actuelle occuper un rôle dans le groupe en question</text:p>
        </text:list-item>
        <text:list-item>
          <text:p text:style-name="P19">Une contrainte CHECK permet de s’assurer que <text:span text:style-name="Police_20_par_20_défaut"><text:span text:style-name="T4">dateFin</text:span></text:span> est postérieure à <text:span text:style-name="Police_20_par_20_défaut"><text:span text:style-name="T4">dateDeb</text:span></text:span></text:p>
        </text:list-item>
      </text:list>
      <text:h text:style-name="Heading_20_2" text:outline-level="2"><text:bookmark-start text:name="_Toc57392770"/><text:bookmark-start text:name="__RefHeading___Toc410_2975880204"/>Table album<text:bookmark-end text:name="_Toc57392770"/><text:bookmark-end text:name="__RefHeading___Toc410_2975880204"/></text:h>
      <text:list xml:id="list726602479" text:style-name="L11">
        <text:list-item>
          <text:p text:style-name="P20"><text:span text:style-name="Police_20_par_20_défaut"><text:span text:style-name="T4">couv</text:span></text:span> est de type <text:span text:style-name="Police_20_par_20_défaut"><text:span text:style-name="T4">varchar(200)</text:span></text:span>, cette colonne est sensée contenir <text:span text:style-name="T5">le nom du fichier contenant l’image (l’URL sera complétée au niveau applicatif, de même pour les autres colonnes fonctionnant de la même manière)</text:span></text:p>
        </text:list-item>
        <text:list-item>
          <text:p text:style-name="P20"><text:span text:style-name="Police_20_par_20_défaut"><text:span text:style-name="T4">descA</text:span></text:span> est de type <text:span text:style-name="Police_20_par_20_défaut"><text:span text:style-name="T4">text</text:span></text:span>, car pouvant potentiellement être longue</text:p>
        </text:list-item>
        <text:list-item>
          <text:p text:style-name="P20"><text:span text:style-name="Police_20_par_20_défaut"><text:span text:style-name="T4">couv</text:span></text:span> et <text:span text:style-name="Police_20_par_20_défaut"><text:span text:style-name="T4">descA</text:span></text:span> peuvent être NULL, pouvant supposer que les deux peuvent manquer</text:p>
        </text:list-item>
      </text:list>
      <text:h text:style-name="Heading_20_2" text:outline-level="2"><text:bookmark-start text:name="_Toc57392771"/><text:bookmark-start text:name="__RefHeading___Toc412_2975880204"/>Table utilisateur<text:bookmark-end text:name="_Toc57392771"/><text:bookmark-end text:name="__RefHeading___Toc412_2975880204"/></text:h>
      <text:list xml:id="list911774274" text:style-name="L12">
        <text:list-item>
          <text:p text:style-name="P21">Contrainte UNIQUE sur email car on suppose, comme c’est le cas pour la grande majorité des sites sur internet, que chaque email ne peut être utilisé que pour un compte</text:p>
        </text:list-item>
      </text:list>
      <text:p text:style-name="P15"/>
      <text:h text:style-name="Heading_20_2" text:outline-level="2"><text:bookmark-start text:name="_Toc57392772"/><text:bookmark-start text:name="__RefHeading___Toc668_491108581"/><text:soft-page-break/>Table playlist<text:bookmark-end text:name="_Toc57392772"/><text:bookmark-end text:name="__RefHeading___Toc668_491108581"/></text:h>
      <text:list xml:id="list201239144755503" text:continue-numbering="true" text:style-name="L12">
        <text:list-item>
          <text:p text:style-name="P21"><text:span text:style-name="Police_20_par_20_défaut"><text:span text:style-name="T4">descP</text:span></text:span> est de type <text:span text:style-name="Police_20_par_20_défaut"><text:span text:style-name="T4">text</text:span></text:span> car une description peut faire plusieurs paragraphes.</text:p>
        </text:list-item>
        <text:list-item>
          <text:p text:style-name="P21"><text:span text:style-name="Police_20_par_20_défaut"><text:span text:style-name="T4">privee</text:span></text:span> est de type <text:span text:style-name="Police_20_par_20_défaut"><text:span text:style-name="T4">boolean</text:span></text:span> car il n’existe que deux états pour le caractère privé d’une playlist (oui/non)</text:p>
        </text:list-item>
      </text:list>
      <text:h text:style-name="Heading_20_2" text:outline-level="2"><text:bookmark-start text:name="_Toc57392773"/><text:bookmark-start text:name="__RefHeading___Toc670_491108581"/>Tables participe, suitGroupe<text:bookmark-end text:name="_Toc57392773"/><text:bookmark-end text:name="__RefHeading___Toc670_491108581"/></text:h>
      <text:list xml:id="list201239659323914" text:continue-numbering="true" text:style-name="L12">
        <text:list-item>
          <text:p text:style-name="P21">Ces tables sont uniquement composées de tuples de clés étrangères pris comme clé primaire de leur table.</text:p>
        </text:list-item>
      </text:list>
      <text:h text:style-name="P12" text:outline-level="2"><text:bookmark-start text:name="__RefHeading___Toc672_491108581"/>Table suitUtilisateur<text:bookmark-end text:name="__RefHeading___Toc672_491108581"/></text:h>
      <text:list xml:id="list24839244" text:style-name="L14">
        <text:list-item>
          <text:p text:style-name="P24">Un utilisateur ne peut pas se suivre lui-même, ainsi une contrainte CHECK s’assure que celui qui suit et celui qui est suivi ne sont pas les mêmes.</text:p>
        </text:list-item>
      </text:list>
      <text:h text:style-name="Heading_20_2" text:outline-level="2"><text:bookmark-start text:name="_Toc57392774"/><text:bookmark-start text:name="__RefHeading___Toc674_491108581"/>Table albumContient<text:bookmark-end text:name="_Toc57392774"/><text:bookmark-end text:name="__RefHeading___Toc674_491108581"/></text:h>
      <text:list xml:id="list201240799992098" text:continue-list="list201239659323914" text:style-name="L12">
        <text:list-item>
          <text:p text:style-name="P21"><text:span text:style-name="Police_20_par_20_défaut"><text:span text:style-name="T4">num</text:span></text:span> est de type <text:span text:style-name="Police_20_par_20_défaut"><text:span text:style-name="T4">int</text:span></text:span> car il s’agit d’un simple indice de position.</text:p>
        </text:list-item>
        <text:list-item>
          <text:p text:style-name="P21">Contrainte CHECK (<text:span text:style-name="Police_20_par_20_défaut"><text:span text:style-name="T4">num</text:span></text:span> &gt; 0) pour empêcher les entrées où <text:span text:style-name="Police_20_par_20_défaut"><text:span text:style-name="T4">num</text:span></text:span> est nul ou négatif.</text:p>
        </text:list-item>
        <text:list-item>
          <text:p text:style-name="P21">Contrainte UNIQUE sur le tuple (<text:span text:style-name="Police_20_par_20_défaut"><text:span text:style-name="T4">idAl</text:span></text:span>, <text:span text:style-name="Police_20_par_20_défaut"><text:span text:style-name="T4">num</text:span></text:span>) <text:span text:style-name="T6">pour assurer de ne pas avoir de doublon de numéros dans un même album</text:span></text:p>
        </text:list-item>
      </text:list>
      <text:h text:style-name="P13" text:outline-level="2"><text:bookmark-start text:name="__RefHeading___Toc676_491108581"/>Table playlistContient<text:bookmark-end text:name="__RefHeading___Toc676_491108581"/></text:h>
      <text:list xml:id="list689841390" text:style-name="L15">
        <text:list-item>
          <text:p text:style-name="P25">Contrairement à <text:span text:style-name="T4">albumContient</text:span>, ici la clé primaire est (<text:span text:style-name="T4">idP, num</text:span>), et aucune contrainte d’unicité n’existe sur <text:span text:style-name="T4">idMo</text:span>, permettant à un utilisateur de mettre plusieurs fois le même morceau dans une même playlist s’il le souhaite.</text:p>
        </text:list-item>
      </text:list>
      <text:list xml:id="list201240285015193" text:continue-list="list201240799992098" text:style-name="L12">
        <text:list-item>
          <text:p text:style-name="P22"><text:span text:style-name="Police_20_par_20_défaut"><text:span text:style-name="T4">num</text:span></text:span> est de type <text:span text:style-name="Police_20_par_20_défaut"><text:span text:style-name="T4">int</text:span></text:span> car il s’agit d’un simple indice de position.</text:p>
        </text:list-item>
        <text:list-item>
          <text:p text:style-name="P22">Contrainte CHECK (<text:span text:style-name="Police_20_par_20_défaut"><text:span text:style-name="T4">num</text:span></text:span> &gt; 0) pour empêcher les entrées où <text:span text:style-name="Police_20_par_20_défaut"><text:span text:style-name="T4">num</text:span></text:span> est nul ou négatif.</text:p>
        </text:list-item>
      </text:list>
      <text:h text:style-name="Heading_20_2" text:outline-level="2"><text:bookmark-start text:name="_Toc57392775"/><text:bookmark-start text:name="__RefHeading___Toc678_491108581"/>Table historique<text:bookmark-end text:name="_Toc57392775"/><text:bookmark-end text:name="__RefHeading___Toc678_491108581"/></text:h>
      <text:list xml:id="list201239456551732" text:continue-numbering="true" text:style-name="L12">
        <text:list-item>
          <text:p text:style-name="P21"><text:span text:style-name="Police_20_par_20_défaut"><text:span text:style-name="T4">dateHeure</text:span></text:span> est de type <text:span text:style-name="Police_20_par_20_défaut"><text:span text:style-name="T4">timestamp</text:span></text:span> pour conserver l’heure <text:span text:style-name="T7">et la date d’écoute</text:span></text:p>
        </text:list-item>
        <text:list-item>
          <text:p text:style-name="P21">(<text:span text:style-name="Police_20_par_20_défaut"><text:span text:style-name="T4">pseudo</text:span></text:span>, <text:span text:style-name="Police_20_par_20_défaut"><text:span text:style-name="T4">dateHeure</text:span></text:span>) est clé primaire au lieu de (<text:span text:style-name="Police_20_par_20_défaut"><text:span text:style-name="T4">pseudo</text:span></text:span>, <text:span text:style-name="Police_20_par_20_défaut"><text:span text:style-name="T4">idMo</text:span></text:span>) car le but est d’empêcher deux entrées à horodatages identiques. En revanche, un utilisateur peut très bien écouter plus d’une fois le même morceau.</text:p>
        </text:list-item>
      </text:list>
      <text:h text:style-name="Heading_20_1" text:outline-level="1"><text:bookmark-start text:name="_Toc57392776"/><text:bookmark-start text:name="__RefHeading___Toc414_2975880204"/>Contraintes non assurées<text:bookmark-end text:name="_Toc57392776"/><text:bookmark-end text:name="__RefHeading___Toc414_2975880204"/></text:h>
      <text:list xml:id="list3826224120" text:style-name="L13">
        <text:list-item>
          <text:p text:style-name="P23">L’implémentation <text:span text:style-name="T1">ne permet pas en elle-même d’assurer une numération correcte des albums et playlists</text:span>. Elle permet d’éviter des doublons, mais pas que la numération soit continue. Il peut en effet y avoir des trous.</text:p>
        </text:list-item>
        <text:list-item>
          <text:p text:style-name="P23"><text:span text:style-name="T1">La date de début du rôle d’un artiste peut être antérieure à la création du groupe. </text:span>Cette incohérence n’est pas interdite dans la base en l’état. Il en va de même pour les rapports incohérents entre colonnes de date n’appartenant pas à la même table (le rôle d’un artiste débute avant sa naissance, date dans l’historique avant la création du compt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5pt" fo:letter-spacing="normal" fo:language="fr" fo:country="FR" fo:font-style="normal" style:text-underline-style="none" fo:font-weight="normal" style:letter-kerning="false" style:font-name-asian="Segoe UI" style:font-size-asian="10.5pt" style:language-asian="en" style:country-asian="US" style:font-style-asian="normal" style:font-weight-asian="normal" style:font-name-complex="Tahoma" style:font-size-complex="10.5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5pt" fo:letter-spacing="normal" fo:language="fr" fo:country="FR" fo:font-style="normal" style:text-underline-style="none" fo:font-weight="normal" style:letter-kerning="false" fo:background-color="transparent" style:font-name-asian="Segoe UI" style:font-size-asian="10.5pt" style:language-asian="en" style:country-asian="US" style:font-style-asian="normal" style:font-weight-asian="normal" style:font-name-complex="Tahoma" style:font-size-complex="10.5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orphans="2" fo:widows="2" fo:hyphenation-ladder-count="no-limit"/>
      <style:text-properties fo:hyphenate="false" loext:hyphenation-no-caps="false"/>
    </style:style>
    <style:style style:name="Heading" style:family="paragraph" style:parent-style-name="Standard" style:next-style-name="Standard" style:class="text">
      <style:paragraph-properties fo:margin-top="0cm" fo:margin-bottom="0.706cm" style:contextual-spacing="false" fo:text-align="center" style:justify-single-word="false" fo:hyphenation-ladder-count="no-limit" fo:padding-left="0cm" fo:padding-right="0cm" fo:padding-top="0.282cm" fo:padding-bottom="0.282cm" fo:border-left="none" fo:border-right="none" fo:border-top="0.74pt solid #a5a5a5" fo:border-bottom="0.74pt solid #a5a5a5" style:shadow="none"/>
      <style:text-properties fo:text-transform="uppercase" fo:color="#44546a" loext:opacity="100%" style:font-name="Calibri Light" fo:font-family="'Calibri Light'" style:font-family-generic="swiss" style:font-pitch="variable" fo:font-size="36pt" fo:letter-spacing="0.053cm" style:font-name-asian="Calibri Light" style:font-family-asian="'Calibri Light'" style:font-family-generic-asian="swiss" style:font-pitch-asian="variable" style:font-size-asian="36pt" style:font-name-complex="Calibri Light" style:font-family-complex="'Calibri Light'" style:font-family-generic-complex="swiss" style:font-pitch-complex="variable" style:font-size-complex="36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559cm" fo:margin-bottom="0.499cm" style:contextual-spacing="false" fo:text-align="center" style:justify-single-word="false" fo:keep-together="always" fo:hyphenation-ladder-count="no-limit" fo:keep-with-next="always"/>
      <style:text-properties fo:color="#2f5496" loext:opacity="100%" style:font-name="Calibri Light" fo:font-family="'Calibri Light'" style:font-family-generic="swiss" style:font-pitch="variable" fo:font-size="20pt" style:font-name-asian="Calibri Light" style:font-family-asian="'Calibri Light'" style:font-family-generic-asian="swiss" style:font-pitch-asian="variable" style:font-size-asian="20pt" style:font-name-complex="Calibri Light" style:font-family-complex="'Calibri Light'" style:font-family-generic-complex="swiss" style:font-pitch-complex="variable" style:font-size-complex="20pt" fo:hyphenate="false" loext:hyphenation-no-caps="false"/>
    </style:style>
    <style:style style:name="Heading_20_2" style:display-name="Heading 2" style:family="paragraph" style:parent-style-name="Standard" style:next-style-name="Standard" style:default-outline-level="2" style:class="text">
      <style:paragraph-properties fo:margin-top="0.282cm" fo:margin-bottom="0.071cm" style:contextual-spacing="false" fo:keep-together="always" fo:hyphenation-ladder-count="no-limit" fo:keep-with-next="always"/>
      <style:text-properties style:font-name="Calibri Light" fo:font-family="'Calibri Light'" style:font-family-generic="swiss" style:font-pitch="variable" fo:font-size="18pt" style:font-name-asian="Calibri Light" style:font-family-asian="'Calibri Light'" style:font-family-generic-asian="swiss" style:font-pitch-asian="variable" style:font-size-asian="18pt" style:font-name-complex="Calibri Light" style:font-family-complex="'Calibri Light'" style:font-family-generic-complex="swiss" style:font-pitch-complex="variable" style:font-size-complex="16pt" fo:hyphenate="false" loext:hyphenation-no-caps="false"/>
    </style:style>
    <style:style style:name="Heading_20_3" style:display-name="Heading 3" style:family="paragraph" style:parent-style-name="Standard" style:next-style-name="Standard" style:default-outline-level="3" style:class="text">
      <style:paragraph-properties fo:margin-top="0.282cm" fo:margin-bottom="0cm" style:contextual-spacing="false" fo:keep-together="always" fo:hyphenation-ladder-count="no-limit" fo:keep-with-next="always"/>
      <style:text-properties style:font-name="Calibri Light" fo:font-family="'Calibri Light'" style:font-family-generic="swiss" style:font-pitch="variable" fo:font-size="16pt" style:font-name-asian="Calibri Light" style:font-family-asian="'Calibri Light'" style:font-family-generic-asian="swiss"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Heading_20_4" style:display-name="Heading 4" style:family="paragraph" style:parent-style-name="Standard" style:next-style-name="Standard" style:default-outline-level="4" style:class="text">
      <style:paragraph-properties fo:margin-top="0.141cm" fo:margin-bottom="0cm" style:contextual-spacing="false" fo:keep-together="always" fo:hyphenation-ladder-count="no-limit" fo:keep-with-next="always"/>
      <style:text-properties style:font-name="Calibri Light" fo:font-family="'Calibri Light'" style:font-family-generic="swiss" style:font-pitch="variable" fo:font-size="15pt" fo:font-style="italic" style:font-name-asian="Calibri Light" style:font-family-asian="'Calibri Light'" style:font-family-generic-asian="swiss" style:font-pitch-asian="variable" style:font-size-asian="15pt" style:font-style-asian="italic" style:font-name-complex="Calibri Light" style:font-family-complex="'Calibri Light'" style:font-family-generic-complex="swiss" style:font-pitch-complex="variable" style:font-size-complex="15pt" style:font-style-complex="italic" fo:hyphenate="false" loext:hyphenation-no-caps="false"/>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4pt" style:font-name-asian="Calibri Light" style:font-family-asian="'Calibri Light'" style:font-family-generic-asian="swiss" style:font-pitch-asian="variable" style:font-size-asian="14pt" style:font-name-complex="Calibri Light" style:font-family-complex="'Calibri Light'" style:font-family-generic-complex="swiss" style:font-pitch-complex="variable" style:font-size-complex="14pt" fo:hyphenate="false" loext:hyphenation-no-caps="false"/>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style="italic" style:font-name-asian="Calibri Light" style:font-family-asian="'Calibri Light'" style:font-family-generic-asian="swiss" style:font-pitch-asian="variable" style:font-size-asian="13pt" style:font-style-asian="italic" style:font-name-complex="Calibri Light" style:font-family-complex="'Calibri Light'" style:font-family-generic-complex="swiss" style:font-pitch-complex="variable" style:font-size-complex="13pt" style:font-style-complex="italic" fo:hyphenate="false" loext:hyphenation-no-caps="false"/>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2pt" style:font-name-asian="Calibri Light" style:font-family-asian="'Calibri Light'" style:font-family-generic-asian="swiss" style:font-pitch-asian="variable" style:font-size-asian="12pt" style:font-name-complex="Calibri Light" style:font-family-complex="'Calibri Light'" style:font-family-generic-complex="swiss" style:font-pitch-complex="variable" style:font-size-complex="12pt" fo:hyphenate="false" loext:hyphenation-no-caps="false"/>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1pt" fo:font-style="italic" style:font-name-asian="Calibri Light" style:font-family-asian="'Calibri Light'" style:font-family-generic-asian="swiss" style:font-pitch-asian="variable" style:font-size-asian="11pt" style:font-style-asian="italic" style:font-name-complex="Calibri Light" style:font-family-complex="'Calibri Light'" style:font-family-generic-complex="swiss" style:font-pitch-complex="variable" style:font-size-complex="11pt" style:font-style-complex="italic" fo:hyphenate="false" loext:hyphenation-no-caps="false"/>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hyphenation-ladder-count="no-limit" fo:keep-with-next="always"/>
      <style:text-properties fo:font-style="italic" fo:font-weight="bold"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style:style>
    <style:style style:name="Caption" style:family="paragraph" style:parent-style-name="Standard" style:next-style-name="Standard" style:class="extra">
      <style:paragraph-properties fo:hyphenation-ladder-count="no-limit"/>
      <style:text-properties fo:color="#404040" loext:opacity="100%" fo:font-size="8pt" fo:font-weight="bold" style:font-size-asian="8pt" style:font-weight-asian="bold" style:font-size-complex="8pt"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Subtitle" style:family="paragraph" style:parent-style-name="Standard" style:next-style-name="Standard" style:class="chapter">
      <style:paragraph-properties fo:text-align="center" style:justify-single-word="false" fo:hyphenation-ladder-count="no-limit"/>
      <style:text-properties fo:color="#44546a" loext:opacity="100%" fo:font-size="14pt" style:font-size-asian="14pt" style:font-size-complex="14pt" fo:hyphenate="false" loext:hyphenation-no-caps="false"/>
    </style:style>
    <style:style style:name="Sans_20_interligne" style:display-name="Sans interligne" style:family="paragraph">
      <style:paragraph-properties fo:orphans="2" fo:widows="2" fo:hyphenation-ladder-count="no-limit"/>
      <style:text-properties fo:hyphenate="false" loext:hyphenation-no-caps="false"/>
    </style:style>
    <style:style style:name="Citation" style:family="paragraph" style:parent-style-name="Standard" style:next-style-name="Standard">
      <style:paragraph-properties fo:margin-left="1.27cm" fo:margin-right="1.27cm" fo:margin-top="0.282cm" fo:margin-bottom="0cm" style:contextual-spacing="false" fo:text-align="center" style:justify-single-word="false" fo:hyphenation-ladder-count="no-limit" fo:text-indent="0cm" style:auto-text-indent="false">
        <style:tab-stops/>
      </style:paragraph-properties>
      <style:text-properties fo:color="#7b7b7b" loext:opacity="100%" fo:font-size="12pt" fo:font-style="italic" style:font-size-asian="12pt" style:font-style-asian="italic" style:font-size-complex="12pt" style:font-style-complex="italic" fo:hyphenate="false" loext:hyphenation-no-caps="false"/>
    </style:style>
    <style:style style:name="Citation_20_intense" style:display-name="Citation intense" style:family="paragraph" style:parent-style-name="Standard" style:next-style-name="Standard">
      <style:paragraph-properties fo:margin-left="1.651cm" fo:margin-right="1.651cm" fo:margin-top="0.282cm" fo:margin-bottom="0cm" style:contextual-spacing="false" fo:line-height="115%" fo:text-align="center" style:justify-single-word="false" fo:hyphenation-ladder-count="no-limit" fo:text-indent="0cm" style:auto-text-indent="false">
        <style:tab-stops/>
      </style:paragraph-properties>
      <style:text-properties fo:text-transform="uppercase" fo:color="#2f5496" loext:opacity="100%" style:font-name="Calibri Light" fo:font-family="'Calibri Light'" style:font-family-generic="swiss" style:font-pitch="variable" fo:font-size="14pt" style:font-name-asian="Calibri Light" style:font-family-asian="'Calibri Light'" style:font-family-generic-asian="swiss" style:font-pitch-asian="variable" style:font-size-asian="14pt" style:font-name-complex="Calibri Light" style:font-family-complex="'Calibri Light'" style:font-family-generic-complex="swiss" style:font-pitch-complex="variable" style:font-size-complex="14pt" fo:hyphenate="false" loext:hyphenation-no-caps="false"/>
    </style:style>
    <style:style style:name="En-tête_20_de_20_table_20_des_20_matières" style:display-name="En-tête de table des matières" style:family="paragraph" style:parent-style-name="Heading_20_1" style:next-style-name="Standard" style:default-outline-level="1" style:list-style-name="">
      <style:paragraph-properties fo:hyphenation-ladder-count="no-limit"/>
      <style:text-properties fo:hyphenate="false"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font-size="11pt" style:font-size-asian="11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ab-stops>
          <style:tab-stop style:position="15.984cm" style:type="right" style:leader-style="dotted" style:leader-text="."/>
        </style:tab-stops>
      </style:paragraph-properties>
      <style:text-properties fo:hyphenate="false" loext:hyphenation-no-caps="false"/>
    </style:style>
    <style:style style:name="TM_20_2" style:display-name="TM 2" style:family="paragraph" style:parent-style-name="Normal" style:next-style-name="Normal" style:auto-update="true">
      <style:paragraph-properties fo:margin-left="0.37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M_20_3" style:display-name="TM 3" style:family="paragraph" style:parent-style-name="Normal" style:next-style-name="Normal" style:auto-update="true">
      <style:paragraph-properties fo:margin-left="0.741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20pt" style:font-name-asian="Segoe UI" style:font-family-asian="'Segoe UI'" style:font-family-generic-asian="swiss" style:font-pitch-asian="variable" style:font-size-asian="20pt" style:font-name-complex="Tahoma" style:font-family-complex="Tahoma" style:font-family-generic-complex="swiss" style:font-pitch-complex="variable" style:font-size-complex="20pt"/>
    </style:style>
    <style:style style:name="Titre_20_2_20_Car" style:display-name="Titre 2 Car" style:family="text" style:parent-style-name="Police_20_par_20_défaut">
      <style:text-properties style:font-name="Calibri Light" fo:font-family="'Calibri Light'" style:font-family-generic="swiss" style:font-pitch="variable" fo:font-size="16pt" style:font-name-asian="Segoe UI" style:font-family-asian="'Segoe UI'" style:font-family-generic-asian="swiss" style:font-pitch-asian="variable" style:font-size-asian="16pt" style:font-name-complex="Tahoma" style:font-family-complex="Tahoma" style:font-family-generic-complex="swiss" style:font-pitch-complex="variable" style:font-size-complex="16pt"/>
    </style:style>
    <style:style style:name="Titre_20_3_20_Car" style:display-name="Titre 3 Car" style:family="text" style:parent-style-name="Police_20_par_20_défaut">
      <style:text-properties style:font-name="Calibri Light" fo:font-family="'Calibri Light'" style:font-family-generic="swiss" style:font-pitch="variable" fo:font-size="16pt" style:font-name-asian="Segoe UI" style:font-family-asian="'Segoe UI'" style:font-family-generic-asian="swiss" style:font-pitch-asian="variable" style:font-size-asian="16pt" style:font-name-complex="Tahoma" style:font-family-complex="Tahoma" style:font-family-generic-complex="swiss" style:font-pitch-complex="variable" style:font-size-complex="16pt"/>
    </style:style>
    <style:style style:name="Titre_20_4_20_Car" style:display-name="Titre 4 Car" style:family="text" style:parent-style-name="Police_20_par_20_défaut">
      <style:text-properties style:font-name="Calibri Light" fo:font-family="'Calibri Light'" style:font-family-generic="swiss" style:font-pitch="variable" fo:font-size="15pt" fo:font-style="italic" style:font-name-asian="Segoe UI" style:font-family-asian="'Segoe UI'" style:font-family-generic-asian="swiss" style:font-pitch-asian="variable" style:font-size-asian="15pt" style:font-style-asian="italic" style:font-name-complex="Tahoma" style:font-family-complex="Tahoma" style:font-family-generic-complex="swiss" style:font-pitch-complex="variable" style:font-size-complex="15pt" style:font-style-complex="italic"/>
    </style:style>
    <style:style style:name="Titre_20_5_20_Car" style:display-name="Titre 5 Car" style:family="text" style:parent-style-name="Police_20_par_20_défaut">
      <style:text-properties style:font-name="Calibri Light" fo:font-family="'Calibri Light'" style:font-family-generic="swiss" style:font-pitch="variable" fo:font-size="14pt" style:font-name-asian="Segoe UI" style:font-family-asian="'Segoe UI'" style:font-family-generic-asian="swiss" style:font-pitch-asian="variable" style:font-size-asian="14pt" style:font-name-complex="Tahoma" style:font-family-complex="Tahoma" style:font-family-generic-complex="swiss" style:font-pitch-complex="variable" style:font-size-complex="14pt"/>
    </style:style>
    <style:style style:name="Titre_20_6_20_Car" style:display-name="Titre 6 Car" style:family="text" style:parent-style-name="Police_20_par_20_défaut">
      <style:text-properties style:font-name="Calibri Light" fo:font-family="'Calibri Light'" style:font-family-generic="swiss" style:font-pitch="variable" fo:font-size="13pt" fo:font-style="italic" style:font-name-asian="Segoe UI" style:font-family-asian="'Segoe UI'" style:font-family-generic-asian="swiss" style:font-pitch-asian="variable" style:font-size-asian="13pt" style:font-style-asian="italic" style:font-name-complex="Tahoma" style:font-family-complex="Tahoma" style:font-family-generic-complex="swiss" style:font-pitch-complex="variable" style:font-size-complex="13pt" style:font-style-complex="italic"/>
    </style:style>
    <style:style style:name="Titre_20_7_20_Car" style:display-name="Titre 7 Car" style:family="text" style:parent-style-name="Police_20_par_20_défaut">
      <style:text-properties style:font-name="Calibri Light" fo:font-family="'Calibri Light'" style:font-family-generic="swiss" style:font-pitch="variable" fo:font-size="12pt" style:font-name-asian="Segoe UI" style:font-family-asian="'Segoe UI'" style:font-family-generic-asian="swiss" style:font-pitch-asian="variable" style:font-size-asian="12pt" style:font-name-complex="Tahoma" style:font-family-complex="Tahoma" style:font-family-generic-complex="swiss" style:font-pitch-complex="variable" style:font-size-complex="12pt"/>
    </style:style>
    <style:style style:name="Titre_20_8_20_Car" style:display-name="Titre 8 Car" style:family="text" style:parent-style-name="Police_20_par_20_défaut">
      <style:text-properties style:font-name="Calibri Light" fo:font-family="'Calibri Light'" style:font-family-generic="swiss" style:font-pitch="variable" fo:font-size="11pt" fo:font-style="italic" style:font-name-asian="Segoe UI" style:font-family-asian="'Segoe UI'" style:font-family-generic-asian="swiss" style:font-pitch-asian="variable" style:font-size-asian="11pt" style:font-style-asian="italic" style:font-name-complex="Tahoma" style:font-family-complex="Tahoma" style:font-family-generic-complex="swiss" style:font-pitch-complex="variable" style:font-size-complex="11pt" style:font-style-complex="italic"/>
    </style:style>
    <style:style style:name="Titre_20_9_20_Car" style:display-name="Titre 9 Car" style:family="text" style:parent-style-name="Police_20_par_20_défaut">
      <style:text-properties fo:font-style="italic" fo:font-weight="bold" style:font-style-asian="italic" style:font-weight-asian="bold" style:font-style-complex="italic" style:font-weight-complex="bold"/>
    </style:style>
    <style:style style:name="Titre_20_Car" style:display-name="Titre Car" style:family="text" style:parent-style-name="Police_20_par_20_défaut">
      <style:text-properties fo:text-transform="uppercase" fo:color="#44546a" loext:opacity="100%" style:font-name="Calibri Light" fo:font-family="'Calibri Light'" style:font-family-generic="swiss" style:font-pitch="variable" fo:font-size="36pt" fo:letter-spacing="0.053cm" style:font-name-asian="Segoe UI" style:font-family-asian="'Segoe UI'" style:font-family-generic-asian="swiss" style:font-pitch-asian="variable" style:font-size-asian="36pt" style:font-name-complex="Tahoma" style:font-family-complex="Tahoma" style:font-family-generic-complex="swiss" style:font-pitch-complex="variable" style:font-size-complex="36pt"/>
    </style:style>
    <style:style style:name="Sous-titre_20_Car" style:display-name="Sous-titre Car" style:family="text" style:parent-style-name="Police_20_par_20_défaut">
      <style:text-properties fo:color="#44546a" loext:opacity="100%" fo:font-size="14pt" style:font-size-asian="14pt" style:font-size-complex="14pt"/>
    </style:style>
    <style:style style:name="Élevé" style:family="text" style:parent-style-name="Police_20_par_20_défaut">
      <style:text-properties fo:font-weight="bold" style:font-weight-asian="bold" style:font-weight-complex="bold"/>
    </style:style>
    <style:style style:name="Emphasis" style:family="text" style:parent-style-name="Police_20_par_20_défaut">
      <style:text-properties fo:color="#000000" loext:opacity="100%" fo:font-style="italic" style:font-style-asian="italic" style:font-style-complex="italic"/>
    </style:style>
    <style:style style:name="Citation_20_Car" style:display-name="Citation Car" style:family="text" style:parent-style-name="Police_20_par_20_défaut">
      <style:text-properties fo:color="#7b7b7b" loext:opacity="100%" fo:font-size="12pt" fo:font-style="italic" style:font-size-asian="12pt" style:font-style-asian="italic" style:font-size-complex="12pt" style:font-style-complex="italic"/>
    </style:style>
    <style:style style:name="Citation_20_intense_20_Car" style:display-name="Citation intense Car" style:family="text" style:parent-style-name="Police_20_par_20_défaut">
      <style:text-properties fo:text-transform="uppercase" fo:color="#2f5496" loext:opacity="100%" style:font-name="Calibri Light" fo:font-family="'Calibri Light'" style:font-family-generic="swiss" style:font-pitch="variable" fo:font-size="14pt" style:font-name-asian="Segoe UI" style:font-family-asian="'Segoe UI'" style:font-family-generic-asian="swiss" style:font-pitch-asian="variable" style:font-size-asian="14pt" style:font-name-complex="Tahoma" style:font-family-complex="Tahoma" style:font-family-generic-complex="swiss" style:font-pitch-complex="variable" style:font-size-complex="14pt"/>
    </style:style>
    <style:style style:name="Accentuation_20_légère" style:display-name="Accentuation légère" style:family="text" style:parent-style-name="Police_20_par_20_défaut">
      <style:text-properties fo:color="#595959" loext:opacity="100%" fo:font-style="italic" style:font-style-asian="italic" style:font-style-complex="italic"/>
    </style:style>
    <style:style style:name="Accentuation_20_intense" style:display-name="Accentuation intense" style:family="text" style:parent-style-name="Police_20_par_20_défaut">
      <style:text-properties style:use-window-font-color="true" loext:opacity="0%" fo:font-style="italic" fo:font-weight="bold" style:font-style-asian="italic" style:font-weight-asian="bold" style:font-style-complex="italic" style:font-weight-complex="bold"/>
    </style:style>
    <style:style style:name="Référence_20_légère" style:display-name="Référence légère" style:family="text" style:parent-style-name="Police_20_par_20_défaut">
      <style:text-properties fo:font-variant="small-caps" fo:color="#404040" loext:opacity="100%" fo:letter-spacing="normal" style:text-underline-style="solid" style:text-underline-width="auto" style:text-underline-color="#7f7f7f" style:text-underline-mode="continuous" style:text-overline-mode="continuous" style:text-line-through-mode="continuous"/>
    </style:style>
    <style:style style:name="Référence_20_intense" style:display-name="Référence intense" style:family="text" style:parent-style-name="Police_20_par_20_défaut">
      <style:text-properties fo:font-variant="small-caps" style:use-window-font-color="true" loext:opacity="0%" fo:letter-spacing="norm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itre_20_du_20_livre" style:display-name="Titre du livre" style:family="text" style:parent-style-name="Police_20_par_20_défaut">
      <style:text-properties fo:font-variant="small-caps" fo:letter-spacing="normal" fo:font-weight="bold" style:font-weight-asian="bold" style:font-weight-complex="bold"/>
    </style:style>
    <style:style style:name="Sans_20_interligne_20_Car" style:display-name="Sans interligne Car" style:family="text" style:parent-style-name="Police_20_par_20_défaut"/>
    <style:style style:name="Internet_20_link" style:display-name="Internet link"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Endnote_20_anchor" style:display-name="Endnote anchor" style:family="text">
      <style:text-properties style:text-position="super 67%"/>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font-name-asian="Segoe UI" style:font-family-asian="'Segoe UI'" style:font-family-generic-asian="swiss" style:font-pitch-asian="variable" style:font-name-complex="Tahoma" style:font-family-complex="Tahoma" style:font-family-generic-complex="swiss"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Aucune_20_liste1" style:display-name="Aucune liste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o">
        <style:list-level-properties text:list-level-position-and-space-mode="label-alignment">
          <style:list-level-label-alignment text:label-followed-by="listtab" fo:text-indent="-0.635cm" fo:margin-left="0.635cm"/>
        </style:list-level-properties>
        <style:text-properties style:font-name="Courier New"/>
      </text:list-level-style-bullet>
      <text:list-level-style-bullet text:level="2" text:style-name="WW_5f_CharLFO3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weight="bold" style:font-weight-asian="bold" style:font-weight-complex="bold"/>
    </style:style>
    <style:style style:name="Mfr1" style:family="graphic" style:parent-style-name="Graphics">
      <style:graphic-properties style:wrap="parallel" style:number-wrapped-paragraphs="no-limit" style:wrap-contour="true" style:wrap-contour-mode="outside" style:vertical-pos="from-top" style:vertical-rel="paragraph" style:horizontal-pos="from-left" style:horizontal-rel="page-end-margin" fo:background-color="transparent" draw:fill="none" draw:fill-color="#ffffff" fo:padding="0cm" fo:border="none" style:mirror="none" fo:clip="rect(4.29cm, 36.544cm, 6.227cm, 13.552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3.343cm, 11.77cm, 5.595cm, 13.55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draw:frame draw:style-name="Mfr1" draw:name="Image 35" text:anchor-type="paragraph" svg:x="-18.025cm" svg:y="-0.79cm" svg:width="1.623cm" style:rel-width="scale" svg:height="1.607cm" style:rel-height="scale" draw:z-index="3"><draw:image xlink:href="Pictures/1000020100000870000002968092FFDD7FCC4676.png" xlink:type="simple" xlink:show="embed" xlink:actuate="onLoad" draw:mime-type="image/png"/></draw:frame>L2-Informatique<text:tab/>Bases de données<text:tab/>Clément GAUDET</text:p>
        <text:p text:style-name="Header"><text:tab/><text:tab/>Maxime JAILLARD</text:p>
      </style:header>
      <style:footer>
        <text:p text:style-name="Footer">26/11/20<text:tab/><text:span text:style-name="Police_20_par_20_défaut"><text:span text:style-name="MT1"><text:page-number style:num-format="1" text:select-page="current">4</text:page-number></text:span></text:span> / <text:span text:style-name="Police_20_par_20_défaut"><text:span text:style-name="MT1"><text:page-count style:num-format="1">5</text:page-count></text:span></text:span><text:span text:style-name="Police_20_par_20_défaut"><text:span text:style-name="MT1"><text:tab/>Université Gustave Eiffel</text:span></text:span></text:p>
      </style:footer>
    </style:master-page>
    <style:master-page style:name="MPF0" style:page-layout-name="Mpm3" style:next-style-name="MP0">
      <style:header>
        <text:p text:style-name="Header"><draw:frame draw:style-name="Mfr2" draw:name="Image 34" text:anchor-type="paragraph" svg:x="-1.988cm" svg:y="-0.878cm" svg:width="8.908cm" style:rel-width="scale" svg:height="2.399cm" style:rel-height="scale" draw:z-index="4"><draw:image xlink:href="Pictures/1000020100000870000002968092FFDD7FCC4676.png" xlink:type="simple" xlink:show="embed" xlink:actuate="onLoad" draw:mime-type="image/png"/><draw:contour-polygon svg:width="2157px" svg:height="659px" svg:viewBox="0 0 2157 65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2158,660 2158,659 2158,658 2158,657 2158,656 2158,655 2158,654 2158,653 2158,652 2158,651 2158,650 2158,649 2158,648 2158,647 2158,646 2158,645 2158,644 2158,643 2158,642 2158,641 2158,640 2158,639 2158,638 2158,637 2158,636 2158,635 2158,634 2158,633 2158,632 2158,631 2158,630 2158,629 2158,628 2158,627 2158,626 2158,625 2158,624 2158,623 2158,622 2158,621 2158,620 2158,619 2158,618 2158,617 2158,616 2158,615 2158,614 2158,613 2158,612 2158,611 2158,610 2158,609 2158,608 2158,607 2158,606 2158,605 2158,604 2158,603 2158,602 2158,601 2158,600 2158,599 2158,598 2158,597 2158,596 2158,595 2158,594 2158,593 2158,592 2158,591 2158,590 2158,589 2158,588 2158,587 2158,586 2158,585 2158,584 2158,583 2158,582 2158,581 2158,580 2158,579 2158,578 2158,577 2158,576 2158,575 2158,574 2158,573 2158,572 2158,571 2158,570 2158,569 2158,568 2158,567 2158,566 2158,565 2158,564 2158,563 2158,562 2158,561 2158,560 2158,559 2158,558 2158,557 2158,556 2158,555 2158,554 2158,553 2158,552 2158,551 2158,550 2158,549 2158,548 2158,547 2158,546 2158,545 2158,544 2158,543 2158,542 2158,541 2158,540 2158,539 2158,538 2158,537 2158,536 2158,535 2158,534 2158,533 2158,532 2158,531 2158,530 2158,529 2158,528 2158,527 2158,526 2158,525 2158,524 2158,523 2158,522 2158,521 2158,520 2158,519 2158,518 2158,517 2158,516 2158,515 2158,514 2158,513 2158,512 2158,511 2158,510 2158,509 2158,508 2158,507 2158,506 2158,505 2158,504 2158,503 2158,502 2158,501 2158,500 2158,499 2158,498 2158,497 2158,496 2158,495 2158,494 2158,493 2158,492 2158,491 2158,490 2158,489 2158,488 2158,487 2158,486 2158,485 2158,484 2158,483 2158,482 2158,481 2158,480 2158,479 2158,478 2158,477 2158,476 2158,475 2158,474 2158,473 2158,472 2158,471 2158,470 2158,469 2158,468 2158,467 2158,466 2158,465 2158,464 2158,463 2158,462 2158,461 2158,460 2158,459 2158,458 2158,457 2158,456 2158,455 2158,454 2158,453 2158,452 2158,451 2158,450 2158,449 2158,448 2158,447 2158,446 2158,445 2158,444 2158,443 2158,442 2158,441 2158,440 2158,439 2158,438 2158,437 2158,436 2158,435 2158,434 2158,433 2158,432 2158,431 2158,430 2158,429 2158,428 2158,427 2158,426 2158,425 2158,424 2158,423 2158,422 2158,421 2158,420 2158,419 2158,418 2158,417 2158,416 2158,415 2158,414 2158,413 2158,412 2158,411 2158,410 2158,409 2158,408 2158,407 2158,406 2158,405 2158,404 2158,403 2158,402 2158,401 2158,400 2158,399 2158,398 2158,397 2158,396 2158,395 2158,394 2158,393 2158,392 2158,391 2158,390 2158,389 2158,388 2158,387 2158,386 2158,385 2158,384 2158,383 2158,382 2158,381 2158,380 2158,379 2158,378 2158,377 2158,376 2158,375 2158,374 2158,373 2158,372 2158,371 2158,370 2158,369 2158,368 2158,367 2158,366 2158,365 2158,364 2158,363 2158,362 2158,361 2158,360 2158,359 2158,358 2158,357 2158,356 2158,355 2158,354 2158,353 2158,352 2158,351 2158,350 2158,349 2158,348 2158,347 2158,346 2158,345 2158,344 2158,343 2158,342 2158,341 2158,340 2158,339 2158,338 2158,337 2158,336 2158,335 2158,334 2158,333 2158,332 2158,331 2158,330 2158,329 2158,328 2158,327 2158,326 2158,325 2158,324 2158,323 2158,322 2158,321 2158,320 2158,319 2158,318 2158,317 2158,316 2158,315 2158,314 2158,313 2158,312 2158,311 2158,310 2158,309 2158,308 2158,307 2158,306 2158,305 2158,304 2158,303 2158,302 2158,301 2158,300 2158,299 2158,298 2158,297 2158,296 2158,295 2158,294 2158,293 2158,292 2158,291 2158,290 2158,289 2158,288 2158,287 2158,286 2158,285 2158,284 2158,283 2158,282 2158,281 2158,280 2158,279 2158,278 2158,277 2158,276 2158,275 2158,274 2158,273 2158,272 2158,271 2158,270 2158,269 2158,268 2158,267 2158,266 2158,265 2158,264 2158,263 2158,262 2158,261 2158,260 2158,259 2158,258 2158,257 2158,256 2158,255 2158,254 2158,253 2158,252 2158,251 2158,250 2158,249 2158,248 2158,247 2158,246 2158,245 2158,244 2158,243 2158,242 2158,241 2158,240 2158,239 2158,238 2158,237 2158,236 2158,235 2158,234 2158,233 2158,232 2158,231 2158,230 2158,229 2158,228 2158,227 2158,226 2158,225 2158,224 2158,223 2158,222 2158,221 2158,220 2158,219 2158,218 2158,217 2158,216 2158,215 2158,214 2158,213 2158,212 2158,211 2158,210 2158,209 2158,208 2158,207 2158,206 2158,205 2158,204 2158,203 2158,202 2158,201 2158,200 2158,199 2158,198 2158,197 2158,196 2158,195 2158,194 2158,193 2158,192 2158,191 2158,190 2158,189 2158,188 2158,187 2158,186 2158,185 2158,184 2158,183 2158,182 2158,181 2158,180 2158,179 2158,178 2158,177 2158,176 2158,175 2158,174 2158,173 2158,172 2158,171 2158,170 2158,169 2158,168 2158,167 2158,166 2158,165 2158,164 2158,163 2158,162 2158,161 2158,160 2158,159 2158,158 2158,157 2158,156 2158,155 2158,154 2158,153 2158,152 2158,151 2158,150 2158,149 2158,148 2158,147 2158,146 2158,145 2158,144 2158,143 2158,142 2158,141 2158,140 2158,139 2158,138 2158,137 2158,136 2158,135 2158,134 2158,133 2158,132 2158,131 2158,130 2158,129 2158,128 2158,127 2158,126 2158,125 2158,124 2158,123 2158,122 2158,121 2158,120 2158,119 2158,118 2158,117 2158,116 2158,115 2158,114 2158,113 2158,112 2158,111 2158,110 2158,109 2158,108 2158,107 2158,106 2158,105 2158,104 2158,103 2158,102 2158,101 2158,100 2158,99 2158,98 2158,97 2158,96 2158,95 2158,94 2158,93 2158,92 2158,91 2158,90 2158,89 2158,88 2158,87 2158,86 2158,85 2158,84 2158,83 2158,82 2158,81 2158,80 2158,79 2158,78 2158,77 2158,76 2158,75 2158,74 2158,73 2158,72 2158,71 2158,70 2158,69 2158,68 2158,67 2158,66 2158,65 2158,64 2158,63 2158,62 2158,61 2158,60 2158,59 2158,58 2158,57 2158,56 2158,55 2158,54 2158,53 2158,52 2158,51 2158,50 2158,49 2158,48 2158,47 2158,46 2158,45 2158,44 2158,43 2158,42 2158,41 2158,40 2158,39 2158,38 2158,37 2158,36 2158,35 2158,34 2158,33 2158,32 2158,31 2158,30 2158,29 2158,28 2158,27 2158,26 2158,25 2158,24 2158,23 2158,22 2158,21 2158,20 2158,19 2158,18 2158,17 2158,16 2158,15 2158,14 2158,13 2158,12 2158,11 2158,10 2158,9 2158,8 2158,7 2158,6 2158,5 2158,4 2158,3 2158,2 2158,1" draw:recreate-on-edit="true"/></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Rendu BDD</dc:title>
    <dc:subject>Etape 1</dc:subject>
    <meta:initial-creator>Clément GAUDET / Maxime JAILLARD</meta:initial-creator>
    <dc:creator>Clément GAUDET</dc:creator>
    <meta:creation-date>2020-11-27T18:11:00Z</meta:creation-date>
    <dc:date>2020-11-27T20:12:38.981000000</dc:date>
    <meta:print-date>2020-11-27T18:11:00Z</meta:print-date>
    <meta:editing-cycles>11</meta:editing-cycles>
    <meta:editing-duration>PT11M10S</meta:editing-duration>
    <meta:document-statistic meta:table-count="4" meta:image-count="2" meta:object-count="0" meta:page-count="5" meta:paragraph-count="98" meta:word-count="846" meta:character-count="5398" meta:non-whitespace-character-count="4690"/>
    <meta:user-defined meta:name="AppVersion">16.0000</meta:user-defined>
    <meta:user-defined meta:name="Company">Université Gustave Eiffe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